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685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19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6"/>
        </table:table-header-columns>
        <table:table-column table:style-name="co4" table:default-cell-style-name="ce170"/>
        <table:table-column table:style-name="co5" table:default-cell-style-name="ce170"/>
        <table:table-column table:style-name="co6" table:default-cell-style-name="ce170"/>
        <table:table-column table:style-name="co7" table:default-cell-style-name="ce170"/>
        <table:table-column table:style-name="co8" table:default-cell-style-name="ce187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70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7" office:value-type="string" calcext:value-type="string" table:number-columns-spanned="4" table:number-rows-spanned="1">
              <text:p>Farnell / Element14</text:p>
            </table:table-cell>
            <table:covered-table-cell table:style-name="ce177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4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4"/>
            <table:table-cell table:style-name="ce177" office:value-type="string" calcext:value-type="string" table:number-columns-spanned="4" table:number-rows-spanned="1">
              <text:p>RS Components</text:p>
            </table:table-cell>
            <table:covered-table-cell table:style-name="ce177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4"/>
            <table:table-cell table:style-name="ce109"/>
            <table:table-cell table:style-name="ce115"/>
            <table:table-cell table:style-name="ce25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3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92-10-W6L</text:p>
          </table:table-cell>
          <table:table-cell table:style-name="ce24" office:value-type="string" calcext:value-type="string">
            <text:p>CR2032 cell battery holder</text:p>
          </table:table-cell>
          <table:table-cell table:style-name="ce14" office:value-type="string" calcext:value-type="string">
            <text:p>B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732-12325-1-ND</text:p>
          </table:table-cell>
          <table:table-cell table:style-name="ce76" office:value-type="float" office:value="1.69" calcext:value-type="float">
            <text:p>1,6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79527141</text:p>
          </table:table-cell>
          <table:table-cell table:style-name="ce76" office:value-type="float" office:value="1.68" calcext:value-type="float">
            <text:p>1,6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84-2347</text:p>
          </table:table-cell>
          <table:table-cell table:style-name="ce18" office:value-type="string" calcext:value-type="string">
            <text:p>79527141</text:p>
          </table:table-cell>
          <table:table-cell table:style-name="ce76" office:value-type="float" office:value="1.8" calcext:value-type="float">
            <text:p>1,80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0-W6L</text:p>
          </table:table-cell>
          <table:table-cell table:style-name="ce50" office:value-type="float" office:value="0.2963" calcext:value-type="float">
            <text:p>0,296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 calcext:value-type="float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 calcext:value-type="currency">
            <text:p>0,296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963" calcext:value-type="float">
            <text:p>0,29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EFK1V220R</text:p>
          </table:table-cell>
          <table:table-cell table:style-name="ce25" office:value-type="string" calcext:value-type="string">
            <text:p>Ø5 x 5.8 mm</text:p>
          </table:table-cell>
          <table:table-cell table:style-name="ce15" office:value-type="string" calcext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 calcext:value-type="string">
            <text:p>EEEFK1V220R</text:p>
          </table:table-cell>
          <table:table-cell table:style-name="ce51" office:value-type="float" office:value="0.15562" calcext:value-type="float">
            <text:p>0,156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 calcext:value-type="currency">
            <text:p>0,15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31124" calcext:value-type="float">
            <text:p>0,31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14" office:value-type="string" calcext:value-type="string">
            <text:p>C10, C12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 calcext:value-type="float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 calcext:value-type="currency">
            <text:p>0,015 €</text:p>
          </table:table-cell>
          <table:table-cell table:style-name="ce122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1, C13</text:p>
            <text:p/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 calcext:value-type="float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 calcext:value-type="currency">
            <text:p>0,024 €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40" table:formula="of:=[.Z6]*[.AA6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, C31, C32, C37, C38, C53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 calcext:value-type="float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 calcext:value-type="currency">
            <text:p>0,069 €</text:p>
          </table:table-cell>
          <table:table-cell table:style-name="ce122" table:formula="of:=[.B7]" office:value-type="float" office:value="6" calcext:value-type="float">
            <text:p>6</text:p>
          </table:table-cell>
          <table:table-cell table:style-name="ce140" table:formula="of:=[.Z7]*[.AA7]" office:value-type="float" office:value="0.414" calcext:value-type="float">
            <text:p>0,4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15" office:value-type="string" calcext:value-type="string">
            <text:p>C24, C34, C35, C51, C58</text:p>
          </table:table-cell>
          <table:table-cell table:style-name="ce45" office:value-type="string" calcext:value-type="string">
            <text:p>2495193</text:p>
          </table:table-cell>
          <table:table-cell table:style-name="ce48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93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 calcext:value-type="float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 calcext:value-type="currency">
            <text:p>0,014 €</text:p>
          </table:table-cell>
          <table:table-cell table:style-name="ce122" table:formula="of:=[.B8]" office:value-type="float" office:value="5" calcext:value-type="float">
            <text:p>5</text:p>
          </table:table-cell>
          <table:table-cell table:style-name="ce140" table:formula="of:=[.Z8]*[.AA8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3, C5, C7, C8</text:p>
          </table:table-cell>
          <table:table-cell table:style-name="ce18" office:value-type="string" calcext:value-type="string">
            <text:p>2896555</text:p>
          </table:table-cell>
          <table:table-cell table:style-name="ce18" office:value-type="string" calcext:value-type="string">
            <text:p>VJ0805Y103JXXPW1BC</text:p>
          </table:table-cell>
          <table:table-cell table:style-name="ce50" office:value-type="float" office:value="0.0651" calcext:value-type="float">
            <text:p>0,065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194-1-ND 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207122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464-6672</text:p>
          </table:table-cell>
          <table:table-cell table:style-name="ce18" office:value-type="string" calcext:value-type="string">
            <text:p>08055C103KAT2A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C0805KRX7R9103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 calcext:value-type="float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 calcext:value-type="string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 calcext:value-type="currency">
            <text:p>0,017 €</text:p>
          </table:table-cell>
          <table:table-cell table:style-name="ce122" table:formula="of:=[.B9]" office:value-type="float" office:value="4" calcext:value-type="float">
            <text:p>4</text:p>
          </table:table-cell>
          <table:table-cell table:style-name="ce140" table:formula="of:=[.Z9]*[.AA9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, C6, C9, C15, C16, C17, C18, C19, C20, C21, C22, C23, C25, C26, C27, C28, C29, C30, C33, C36, C40, C42, C43, C44, C45, C46, C47, C48, C55, C57, C60, C61, C62, C63, C64, C65, C67, C68, C69, C70</text:p>
          </table:table-cell>
          <table:table-cell table:style-name="ce45" office:value-type="string" calcext:value-type="string">
            <text:p>2522597</text:p>
          </table:table-cell>
          <table:table-cell table:style-name="ce48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93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0" calcext:value-type="float">
            <text:p>40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 calcext:value-type="currency">
            <text:p>0,035 €</text:p>
          </table:table-cell>
          <table:table-cell table:style-name="ce122" table:formula="of:=[.B10]" office:value-type="float" office:value="40" calcext:value-type="float">
            <text:p>40</text:p>
          </table:table-cell>
          <table:table-cell table:style-name="ce140" table:formula="of:=[.Z10]*[.AA10]" office:value-type="float" office:value="1.4" calcext:value-type="float">
            <text:p>1,4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41, C50, C56</text:p>
          </table:table-cell>
          <table:table-cell table:style-name="ce18" office:value-type="string" calcext:value-type="string">
            <text:p>1907356</text:p>
          </table:table-cell>
          <table:table-cell table:style-name="ce18" office:value-type="string" calcext:value-type="string">
            <text:p>C3216X7R1E475K160AC</text:p>
          </table:table-cell>
          <table:table-cell table:style-name="ce50" office:value-type="float" office:value="0.282" calcext:value-type="float">
            <text:p>0,28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70-1-ND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EMK316B7475ML-T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221</text:p>
          </table:table-cell>
          <table:table-cell table:style-name="ce18" office:value-type="string" calcext:value-type="string">
            <text:p>C1206C475K3RACTU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52</text:p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936" calcext:value-type="float">
            <text:p>0,09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4" office:value-type="string" calcext:value-type="string">
            <text:p>C54</text:p>
          </table:table-cell>
          <table:table-cell table:style-name="ce18" office:value-type="string" calcext:value-type="string">
            <text:p>2812609</text:p>
          </table:table-cell>
          <table:table-cell table:style-name="ce18" office:value-type="string" calcext:value-type="string">
            <text:p>885342211001 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732-12143-1-ND</text:p>
          </table:table-cell>
          <table:table-cell table:style-name="ce76" office:value-type="float" office:value="0.66" calcext:value-type="float">
            <text:p>0,66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91-1812B472K102CT</text:p>
          </table:table-cell>
          <table:table-cell table:style-name="ce76" office:value-type="float" office:value="0.497" calcext:value-type="float">
            <text:p>0,497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35-5684</text:p>
          </table:table-cell>
          <table:table-cell table:style-name="ce18" office:value-type="string" calcext:value-type="string">
            <text:p>1812GC472KAT2A</text:p>
          </table:table-cell>
          <table:table-cell table:style-name="ce76" office:value-type="float" office:value="0.706" calcext:value-type="float">
            <text:p>0,706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1812B472K202CT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 calcext:value-type="currency">
            <text:p>0,237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237" calcext:value-type="float">
            <text:p>0,23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6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14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14" office:value-type="string" calcext:value-type="string">
            <text:p>IC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11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 calcext:value-type="currency">
            <text:p>1,08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14" office:value-type="string" calcext:value-type="string">
            <text:p>IC12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 calcext:value-type="currency">
            <text:p>1,7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14" office:value-type="string" calcext:value-type="string">
            <text:p>IC16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 calcext:value-type="currency">
            <text:p>3,00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3" calcext:value-type="float">
            <text:p>3,00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2445023</text:p>
          </table:table-cell>
          <table:table-cell table:style-name="ce48" office:value-type="string" calcext:value-type="string">
            <text:p>74AUP1G74DC,125</text:p>
          </table:table-cell>
          <table:table-cell table:style-name="ce51" office:value-type="float" office:value="0.369" calcext:value-type="float">
            <text:p>0,36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727-6029-1-ND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71-AUP1GDC125</text:p>
          </table:table-cell>
          <table:table-cell table:style-name="ce77" office:value-type="float" office:value="0.419" calcext:value-type="float">
            <text:p>0,419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3-9254</text:p>
          </table:table-cell>
          <table:table-cell table:style-name="ce93" office:value-type="string" calcext:value-type="string">
            <text:p>74AUP1G74DC,125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74AUP1G74DC.125</text:p>
          </table:table-cell>
          <table:table-cell table:style-name="ce51" office:value-type="float" office:value="0.3232" calcext:value-type="float">
            <text:p>0,323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 calcext:value-type="currency">
            <text:p>0,323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3232" calcext:value-type="float">
            <text:p>0,32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3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 calcext:value-type="currency">
            <text:p>0,309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 calcext:value-type="currency">
            <text:p>13,0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14" office:value-type="string" calcext:value-type="string">
            <text:p>IC5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 calcext:value-type="currency">
            <text:p>0,408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 calcext:value-type="currency">
            <text:p>1,41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 calcext:value-type="currency">
            <text:p>0,47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14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L1, L3</text:p>
            <text:p/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 calcext:value-type="float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22" table:formula="of:=[.B30]" office:value-type="float" office:value="2" calcext:value-type="float">
            <text:p>2</text:p>
          </table:table-cell>
          <table:table-cell table:style-name="ce140" table:formula="of:=[.Z30]*[.AA30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14" office:value-type="string" calcext:value-type="string">
            <text:p>L2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 calcext:value-type="currency">
            <text:p>0,129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 calcext:value-type="currency">
            <text:p>1,150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 calcext:value-type="currency">
            <text:p>0,025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4, R5, R7, R8, R9, R15, R31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8" calcext:value-type="float">
            <text:p>8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2" table:formula="of:=[.B34]" office:value-type="float" office:value="8" calcext:value-type="float">
            <text:p>8</text:p>
          </table:table-cell>
          <table:table-cell table:style-name="ce140" table:formula="of:=[.Z34]*[.AA34]" office:value-type="float" office:value="0.0688" calcext:value-type="float">
            <text:p>0,06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17, R38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 calcext:value-type="float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 calcext:value-type="currency">
            <text:p>0,007 €</text:p>
          </table:table-cell>
          <table:table-cell table:style-name="ce122" table:formula="of:=[.B35]" office:value-type="float" office:value="3" calcext:value-type="float">
            <text:p>3</text:p>
          </table:table-cell>
          <table:table-cell table:style-name="ce140" table:formula="of:=[.Z35]*[.AA35]" office:value-type="float" office:value="0.0195" calcext:value-type="float">
            <text:p>0,020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 calcext:value-type="float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 calcext:value-type="currency">
            <text:p>0,007 €</text:p>
          </table:table-cell>
          <table:table-cell table:style-name="ce122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3, R11, R13, R28, R34, R37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 calcext:value-type="float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7]*[.AA37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2, R23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6, R29</text:p>
            <text:p/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 calcext:value-type="float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 calcext:value-type="currency">
            <text:p>0,007 €</text:p>
          </table:table-cell>
          <table:table-cell table:style-name="ce122" table:formula="of:=[.B39]" office:value-type="float" office:value="2" calcext:value-type="float">
            <text:p>2</text:p>
          </table:table-cell>
          <table:table-cell table:style-name="ce140" table:formula="of:=[.Z39]*[.AA39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</text:p>
          </table:table-cell>
          <table:table-cell table:style-name="ce45" office:value-type="string" calcext:value-type="string">
            <text:p>2447609</text:p>
          </table:table-cell>
          <table:table-cell table:style-name="ce48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93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 calcext:value-type="float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 calcext:value-type="currency">
            <text:p>0,006 €</text:p>
          </table:table-cell>
          <table:table-cell table:style-name="ce122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5, R36</text:p>
          </table:table-cell>
          <table:table-cell table:style-name="ce18" office:value-type="string" calcext:value-type="string">
            <text:p>2447661</text:p>
          </table:table-cell>
          <table:table-cell table:style-name="ce18" office:value-type="string" calcext:value-type="string">
            <text:p>MCWR08X4703FTL</text:p>
          </table:table-cell>
          <table:table-cell table:style-name="ce50" office:value-type="float" office:value="0.007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A126370CT-ND 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470KFKEA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786</text:p>
          </table:table-cell>
          <table:table-cell table:style-name="ce18" office:value-type="string" calcext:value-type="string">
            <text:p>CRG0805F470K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J0474T5E</text:p>
          </table:table-cell>
          <table:table-cell table:style-name="ce50" office:value-type="float" office:value="0.01247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 calcext:value-type="currency">
            <text:p>0,007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 calcext:value-type="float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, R47, R49, R52, R53, R55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 calcext:value-type="float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3]*[.AA43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0, R51</text:p>
            <text:p/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4]*[.AA44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4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 calcext:value-type="currency">
            <text:p>0,016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, R10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 calcext:value-type="float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2" table:formula="of:=[.B46]" office:value-type="float" office:value="2" calcext:value-type="float">
            <text:p>2</text:p>
          </table:table-cell>
          <table:table-cell table:style-name="ce140" table:formula="of:=[.Z46]*[.AA46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14" office:value-type="string" calcext:value-type="string">
            <text:p>RN1, RN2, RN3, RN4, RN5, RN6, RN7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 calcext:value-type="float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2" table:formula="of:=[.B47]" office:value-type="float" office:value="7" calcext:value-type="float">
            <text:p>7</text:p>
          </table:table-cell>
          <table:table-cell table:style-name="ce140" table:formula="of:=[.Z47]*[.AA47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 calcext:value-type="currency">
            <text:p>0,498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14" office:value-type="string" calcext:value-type="string">
            <text:p>SW1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 calcext:value-type="currency">
            <text:p>0,3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14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 calcext:value-type="currency">
            <text:p>0,68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 calcext:value-type="currency">
            <text:p>0,13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14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 calcext:value-type="currency">
            <text:p>0,373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4]" office:value-type="float" office:value="1" calcext:value-type="float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 calcext:value-type="currency">
            <text:p>1,890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14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 calcext:value-type="currency">
            <text:p>0,227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 calcext:value-type="currency">
            <text:p>0,252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 calcext:value-type="float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 calcext:value-type="currency">
            <text:p>0,035 €</text:p>
          </table:table-cell>
          <table:table-cell table:style-name="ce122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 calcext:value-type="float">
            <text:p>7</text:p>
          </table:table-cell>
          <table:table-cell table:style-name="ce116" table:formula="of:=SUM([.X3:.X57])" office:value-type="float" office:value="141" calcext:value-type="float">
            <text:p>141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07" calcext:value-type="currency">
            <text:p>36,11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 calcext:value-type="float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1" calcext:value-type="float">
            <text:p>1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0" table:formula="of:=[.Z62]*[.AA6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14" office:value-type="string" calcext:value-type="string">
            <text:p>IC6, IC13</text:p>
            <text:p/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 calcext:value-type="float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4, R19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, R2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, R40, R41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 calcext:value-type="float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70]*[.AA70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14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 calcext:value-type="float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/>
          <table:table-cell table:style-name="ce14" office:value-type="string" calcext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 calcext:value-type="float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2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4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9" table:number-columns-spanned="19" table:number-rows-spanned="1"/>
          <table:covered-table-cell table:style-name="ce179"/>
          <table:covered-table-cell table:style-name="ce34"/>
          <table:covered-table-cell table:style-name="ce61"/>
          <table:covered-table-cell table:style-name="ce72"/>
          <table:covered-table-cell table:style-name="ce34"/>
          <table:covered-table-cell table:style-name="ce87"/>
          <table:covered-table-cell table:style-name="ce72"/>
          <table:covered-table-cell table:style-name="ce34"/>
          <table:covered-table-cell table:style-name="ce87"/>
          <table:covered-table-cell table:number-columns-repeated="2" table:style-name="ce72"/>
          <table:covered-table-cell table:style-name="ce34"/>
          <table:covered-table-cell table:style-name="ce98"/>
          <table:covered-table-cell table:style-name="ce179"/>
          <table:covered-table-cell table:style-name="ce34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76]*[.AA76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6">
          <table:table-cell table:style-name="ce3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76:.AB76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7">
          <table:table-cell table:style-name="ce34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8">
          <table:table-cell table:style-name="ce34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8]+[.AB77]" office:value-type="currency" office:currency="EUR" office:value="48.907" calcext:value-type="currency">
            <text:p>48,91 €</text:p>
          </table:table-cell>
          <table:table-cell table:number-columns-repeated="987"/>
        </table:table-row>
        <table:table-row table:style-name="ro4">
          <table:table-cell table:style-name="ce34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5"/>
          <table:covered-table-cell table:number-columns-repeated="3" table:style-name="ce166"/>
          <table:covered-table-cell table:style-name="ce196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5"/>
          <table:table-cell table:style-name="ce14"/>
          <table:table-cell table:style-name="ce167" table:number-columns-repeated="2"/>
          <table:table-cell table:style-name="Default"/>
          <table:table-cell table:style-name="ce197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0"/>
          <table:table-cell table:style-name="ce165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167"/>
          <table:covered-table-cell table:style-name="Default"/>
          <table:covered-table-cell table:style-name="ce197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1"/>
          <table:table-cell table:style-name="ce166"/>
          <table:table-cell table:style-name="ce175"/>
          <table:table-cell table:style-name="ce166" table:number-columns-repeated="3"/>
          <table:table-cell table:style-name="ce196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/>
          <table:table-cell table:style-name="ce12"/>
          <table:table-cell table:style-name="ce22"/>
          <table:table-cell table:style-name="ce167"/>
          <table:table-cell table:style-name="ce175"/>
          <table:table-cell table:style-name="ce166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67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0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6"/>
          <table:table-cell table:style-name="ce156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3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4">
          <table:table-cell table:number-columns-repeated="1015"/>
        </table:table-row>
        <table:table-row table:style-name="ro12" table:number-rows-repeated="16">
          <table:table-cell table:number-columns-repeated="1015"/>
        </table:table-row>
        <table:table-row table:style-name="ro12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 style:data-style-name="N2" text:time-value="14:45:37.493827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3B3, 2020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2-18T14:45:49.291718532</dc:date>
    <meta:editing-cycles>2942</meta:editing-cycles>
    <meta:editing-duration>P15DT14H51M44S</meta:editing-duration>
    <meta:generator>LibreOffice/6.4.7.2$Linux_X86_64 LibreOffice_project/639b8ac485750d5696d7590a72ef1b496725cfb5</meta:generator>
    <meta:document-statistic meta:table-count="1" meta:cell-count="17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